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5.94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graphic-properties draw:fill-color="#ffffff" draw:auto-grow-height="true" fo:min-height="3.507cm"/>
    </style:style>
    <style:style style:name="pr4" style:family="presentation" style:parent-style-name="lyt-darkblue-outline1">
      <style:graphic-properties draw:fill-color="#ffffff" fo:min-height="10.919cm"/>
    </style:style>
    <style:style style:name="pr5" style:family="presentation" style:parent-style-name="lyt-darkblue-notes">
      <style:graphic-properties draw:fill-color="#ffffff" fo:min-height="11.41cm"/>
    </style:style>
    <style:style style:name="pr6" style:family="presentation" style:parent-style-name="lyt-darkblue-title">
      <style:graphic-properties draw:fill-color="#ffffff" draw:auto-grow-height="true" fo:min-height="3.751cm"/>
    </style:style>
    <style:style style:name="pr7" style:family="presentation" style:parent-style-name="lyt-darkblue-outline1">
      <style:graphic-properties draw:fill-color="#ffffff" fo:min-height="8.802cm"/>
    </style:style>
    <style:style style:name="pr8" style:family="presentation" style:parent-style-name="lyt-darkblue-outline1">
      <style:graphic-properties draw:fill-color="#ffffff" fo:min-height="9.014cm"/>
    </style:style>
    <style:style style:name="pr9" style:family="presentation" style:parent-style-name="lyt-darkblue-title">
      <style:graphic-properties draw:fill-color="#ffffff" draw:auto-grow-height="true" fo:min-height="2.584cm"/>
    </style:style>
    <style:style style:name="pr10" style:family="presentation" style:parent-style-name="lyt-darkblue-outline1">
      <style:graphic-properties draw:fill-color="#ffffff" fo:min-height="15.051cm"/>
    </style:style>
    <style:style style:name="pr11" style:family="presentation" style:parent-style-name="lyt-darkblue-title">
      <style:graphic-properties draw:fill-color="#ffffff" draw:auto-grow-height="true" fo:min-height="2.901cm"/>
    </style:style>
    <style:style style:name="pr12" style:family="presentation" style:parent-style-name="lyt-darkblue-outline1">
      <style:graphic-properties draw:fill-color="#ffffff" fo:min-height="8.833cm"/>
    </style:style>
    <style:style style:name="pr13" style:family="presentation" style:parent-style-name="lyt-darkblue-outline1" style:list-style-name="L3">
      <style:graphic-properties draw:fill-color="#ffffff" fo:min-height="15.359cm"/>
    </style:style>
    <style:style style:name="pr14" style:family="presentation" style:parent-style-name="lyt-darkblue-outline1" style:list-style-name="L3">
      <style:graphic-properties draw:fill-color="#ffffff" fo:min-height="12.977cm"/>
    </style:style>
    <style:style style:name="pr15" style:family="presentation" style:parent-style-name="lyt-darkblue-title">
      <style:graphic-properties draw:fill-color="#ffffff" draw:auto-grow-height="true" fo:min-height="3.913cm"/>
    </style:style>
    <style:style style:name="pr16" style:family="presentation" style:parent-style-name="lyt-darkblue-outline1" style:list-style-name="L3">
      <style:graphic-properties draw:fill-color="#ffffff" fo:min-height="11.866cm"/>
    </style:style>
    <style:style style:name="pr17" style:family="presentation" style:parent-style-name="lyt-darkblue-outline1" style:list-style-name="L3">
      <style:graphic-properties draw:fill-color="#ffffff" fo:min-height="8.915cm"/>
    </style:style>
    <style:style style:name="pr18" style:family="presentation" style:parent-style-name="lyt-darkblue-outline1" style:list-style-name="L3">
      <style:graphic-properties svg:stroke-color="#cccccc" draw:fill-color="#ffffff" fo:min-height="7.813cm"/>
    </style:style>
    <style:style style:name="pr19" style:family="presentation" style:parent-style-name="lyt-darkblue-title">
      <style:graphic-properties draw:fill-color="#ffffff" draw:auto-grow-height="true" fo:min-height="4.691cm"/>
    </style:style>
    <style:style style:name="pr20" style:family="presentation" style:parent-style-name="lyt-darkblue-outline1" style:list-style-name="L3">
      <style:graphic-properties draw:fill-color="#ffffff" fo:min-height="11.241cm"/>
    </style:style>
    <style:style style:name="pr21" style:family="presentation" style:parent-style-name="lyt-darkblue-outline1" style:list-style-name="L3">
      <style:graphic-properties draw:fill-color="#ffffff" fo:min-height="12.596cm"/>
    </style:style>
    <style:style style:name="pr22" style:family="presentation" style:parent-style-name="lyt-darkblue-outline1" style:list-style-name="L3">
      <style:graphic-properties draw:fill-color="#ffffff" fo:min-height="12.001cm"/>
    </style:style>
    <style:style style:name="pr23" style:family="presentation" style:parent-style-name="lyt-darkblue-outline1" style:list-style-name="L3">
      <style:graphic-properties draw:fill-color="#ffffff" fo:min-height="10.273cm"/>
    </style:style>
    <style:style style:name="pr24" style:family="presentation" style:parent-style-name="lyt-darkblue-outline1" style:list-style-name="L3">
      <style:graphic-properties draw:fill-color="#ffffff" fo:min-height="12.741cm"/>
    </style:style>
    <style:style style:name="pr25" style:family="presentation" style:parent-style-name="lyt-darkblue-outline1" style:list-style-name="L3">
      <style:graphic-properties draw:fill-color="#ffffff" fo:min-height="12.941cm"/>
    </style:style>
    <style:style style:name="pr26" style:family="presentation" style:parent-style-name="lyt-darkblue-outline1" style:list-style-name="L3">
      <style:graphic-properties draw:fill-color="#ffffff" fo:min-height="10.831cm"/>
    </style:style>
    <style:style style:name="pr27" style:family="presentation" style:parent-style-name="lyt-darkblue-outline1" style:list-style-name="L3">
      <style:graphic-properties draw:fill-color="#ffffff" fo:min-height="13.577cm"/>
    </style:style>
    <style:style style:name="pr28" style:family="presentation" style:parent-style-name="lyt-darkblue-title">
      <style:graphic-properties draw:fill-color="#ffffff" draw:auto-grow-height="true" fo:min-height="2.681cm"/>
    </style:style>
    <style:style style:name="pr29" style:family="presentation" style:parent-style-name="lyt-darkblue-outline1" style:list-style-name="L3">
      <style:graphic-properties draw:fill-color="#ffffff" fo:min-height="13.224cm"/>
    </style:style>
    <style:style style:name="pr30" style:family="presentation" style:parent-style-name="lyt-darkblue-outline1" style:list-style-name="L3">
      <style:graphic-properties draw:fill-color="#ffffff" fo:min-height="15.856cm"/>
    </style:style>
    <style:style style:name="P1" style:family="paragraph">
      <style:paragraph-properties fo:margin-left="0.6cm" fo:margin-right="0cm" fo:text-indent="-0.6cm"/>
      <style:text-properties fo:hyphenate="false"/>
    </style:style>
    <style:style style:name="P2" style:family="paragraph">
      <style:paragraph-properties fo:margin-left="0.6cm" fo:margin-right="0cm" fo:text-indent="-0.6cm"/>
      <style:text-properties fo:font-size="60pt" fo:hyphenate="false"/>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text-properties fo:color="#ffffcc" fo:font-size="60pt" fo:font-weight="bold"/>
    </style:style>
    <style:style style:name="P6" style:family="paragraph">
      <style:paragraph-properties fo:margin-left="0cm" fo:margin-right="0cm" fo:margin-top="1.7cm" fo:margin-bottom="1.7cm" fo:text-align="start" fo:text-indent="0cm"/>
    </style:style>
    <style:style style:name="P7" style:family="paragraph">
      <style:paragraph-properties text:enable-numbering="true" fo:margin-left="1.2cm" fo:margin-right="0cm" fo:margin-top="1.7cm" fo:margin-bottom="1.7cm" fo:text-align="start" fo:text-indent="-0.9cm"/>
      <style:text-properties fo:color="#e6e6ff" fo:hyphenate="true"/>
    </style:style>
    <style:style style:name="P8" style:family="paragraph">
      <style:paragraph-properties fo:margin-left="0cm" fo:margin-right="0cm" fo:text-indent="0cm"/>
      <style:text-properties fo:color="#ffffcc" fo:font-size="48pt" fo:font-weight="bold"/>
    </style:style>
    <style:style style:name="P9" style:family="paragraph">
      <style:paragraph-properties fo:margin-left="0cm" fo:margin-right="0cm" fo:margin-top="1.9cm" fo:margin-bottom="1.9cm" fo:text-align="start" fo:text-indent="0cm"/>
    </style:style>
    <style:style style:name="P10" style:family="paragraph">
      <style:paragraph-properties text:enable-numbering="true" fo:margin-left="1.2cm" fo:margin-right="0cm" fo:margin-top="1cm" fo:margin-bottom="1cm" fo:text-align="start" fo:text-indent="-0.9cm"/>
      <style:text-properties fo:color="#e6e6ff" fo:font-size="36pt" fo:hyphenate="true"/>
    </style:style>
    <style:style style:name="P11" style:family="paragraph">
      <style:paragraph-properties fo:margin-left="0cm" fo:margin-right="0cm" fo:margin-top="0.9cm" fo:margin-bottom="0.9cm" fo:text-align="justify" fo:text-indent="0cm"/>
    </style:style>
    <style:style style:name="P12" style:family="paragraph">
      <style:paragraph-properties fo:margin-left="1.2cm" fo:margin-right="0cm" fo:text-align="justify" fo:text-indent="-0.9cm"/>
      <style:text-properties fo:color="#e6e6ff" fo:font-size="36pt" fo:hyphenate="true"/>
    </style:style>
    <style:style style:name="P13" style:family="paragraph">
      <style:paragraph-properties fo:margin-left="0cm" fo:margin-right="0cm" fo:text-align="center" fo:text-indent="0cm"/>
      <style:text-properties fo:color="#ffffcc" fo:font-size="48pt" fo:font-weight="bold"/>
    </style:style>
    <style:style style:name="P14" style:family="paragraph">
      <style:paragraph-properties fo:margin-left="0cm" fo:margin-right="0cm" fo:margin-top="1cm" fo:margin-bottom="1cm" fo:text-align="start" fo:text-indent="0cm"/>
    </style:style>
    <style:style style:name="P15" style:family="paragraph">
      <style:paragraph-properties fo:margin-left="0cm" fo:margin-right="0cm" fo:text-align="center" fo:text-indent="0cm"/>
      <style:text-properties fo:color="#ffffcc" fo:font-size="60pt" fo:font-weight="bold"/>
    </style:style>
    <style:style style:name="P16" style:family="paragraph">
      <style:paragraph-properties fo:margin-left="0cm" fo:margin-right="0cm" fo:margin-top="2cm" fo:margin-bottom="2cm" fo:text-align="start" fo:text-indent="0cm"/>
    </style:style>
    <style:style style:name="P17" style:family="paragraph">
      <style:paragraph-properties text:enable-numbering="true" fo:margin-left="1.2cm" fo:margin-right="0cm" fo:margin-top="0.3cm" fo:margin-bottom="0.3cm" fo:text-align="start" fo:text-indent="-0.9cm"/>
      <style:text-properties fo:color="#e6e6ff" fo:font-size="35pt" fo:hyphenate="true"/>
    </style:style>
    <style:style style:name="P18" style:family="paragraph">
      <style:paragraph-properties fo:margin-left="0cm" fo:margin-right="0cm" fo:margin-top="1.2cm" fo:margin-bottom="1.2cm" fo:text-align="start" fo:text-indent="0cm"/>
    </style:style>
    <style:style style:name="P19" style:family="paragraph">
      <style:paragraph-properties fo:margin-left="0.899cm" fo:margin-right="0cm" fo:margin-top="1.2cm" fo:margin-bottom="1.2cm" fo:text-align="start" fo:text-indent="-0.9cm"/>
    </style:style>
    <style:style style:name="P20" style:family="paragraph">
      <style:paragraph-properties text:enable-numbering="true" fo:margin-left="1.2cm" fo:margin-right="0cm" fo:margin-top="1.2cm" fo:margin-bottom="1.2cm" fo:text-align="start" fo:text-indent="-0.9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21" style:family="paragraph">
      <style:paragraph-properties fo:margin-left="0cm" fo:margin-right="0cm" fo:margin-top="2.1cm" fo:margin-bottom="2.1cm" fo:text-align="justify" fo:text-indent="0cm"/>
    </style:style>
    <style:style style:name="P22" style:family="paragraph">
      <style:paragraph-properties text:enable-numbering="true" fo:margin-left="1.2cm" fo:margin-right="0cm" fo:margin-top="2.1cm" fo:margin-bottom="2.1cm" fo:text-align="justify" fo:text-indent="-0.9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23" style:family="paragraph">
      <style:paragraph-properties fo:margin-left="0cm" fo:margin-right="0cm" fo:text-align="center" fo:text-indent="0cm"/>
      <style:text-properties fo:color="#ffffcc" fo:font-size="50pt" fo:font-weight="bold"/>
    </style:style>
    <style:style style:name="P24" style:family="paragraph">
      <style:paragraph-properties text:enable-numbering="true" fo:margin-left="1.2cm" fo:margin-right="0cm" fo:margin-top="2cm" fo:margin-bottom="2cm" fo:text-align="start" fo:text-indent="-0.9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25" style:family="paragraph">
      <style:paragraph-properties fo:margin-left="0cm" fo:margin-right="0cm" fo:margin-top="1.6cm" fo:margin-bottom="1.6cm" fo:text-align="start" fo:text-indent="0cm"/>
    </style:style>
    <style:style style:name="P26" style:family="paragraph">
      <style:paragraph-properties text:enable-numbering="true" fo:margin-left="1.2cm" fo:margin-right="0cm" fo:margin-top="1.6cm" fo:margin-bottom="1.6cm" fo:text-align="start" fo:text-indent="-0.9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27" style:family="paragraph">
      <style:paragraph-properties fo:margin-left="0cm" fo:margin-right="0cm" fo:margin-top="1cm" fo:margin-bottom="1cm" fo:text-align="justify" fo:text-indent="0cm"/>
    </style:style>
    <style:style style:name="P28"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32pt" fo:font-style="normal" fo:text-shadow="none" style:text-underline-style="none" fo:font-weight="normal" fo:hyphenate="true"/>
    </style:style>
    <style:style style:name="P29" style:family="paragraph">
      <style:paragraph-properties fo:margin-left="0cm" fo:margin-right="0cm" fo:margin-top="0.7cm" fo:margin-bottom="0.7cm" fo:text-align="start" fo:text-indent="0cm"/>
    </style:style>
    <style:style style:name="P30" style:family="paragraph">
      <style:paragraph-properties text:enable-numbering="true" fo:margin-left="1.2cm" fo:margin-right="0cm" fo:margin-top="0.4cm" fo:margin-bottom="0.4cm" fo:text-align="start" fo:text-indent="-0.9cm"/>
      <style:text-properties fo:color="#e6e6ff" style:text-outline="false" style:text-line-through-style="none" fo:font-family="Thorndale" style:font-family-generic="roman" style:font-pitch="variable" fo:font-size="32pt" fo:font-style="normal" fo:text-shadow="none" style:text-underline-style="none" fo:font-weight="normal" fo:hyphenate="true"/>
    </style:style>
    <style:style style:name="P31" style:family="paragraph">
      <style:paragraph-properties fo:margin-left="0cm" fo:margin-right="0cm" fo:margin-top="1.2cm" fo:margin-bottom="1.2cm" fo:text-align="justify" fo:text-indent="0cm"/>
    </style:style>
    <style:style style:name="P32" style:family="paragraph">
      <style:paragraph-properties text:enable-numbering="true" fo:margin-left="1.2cm" fo:margin-right="0cm" fo:margin-top="1.2cm" fo:margin-bottom="1.2cm" fo:text-align="justify" fo:text-indent="-0.9cm"/>
      <style:text-properties fo:color="#e6e6ff" style:text-outline="false" style:text-line-through-style="none" fo:font-family="Thorndale" style:font-family-generic="roman" style:font-pitch="variable" fo:font-size="32pt" fo:font-style="normal" fo:text-shadow="none" style:text-underline-style="none" fo:font-weight="normal" fo:hyphenate="true"/>
    </style:style>
    <style:style style:name="P33"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35pt" fo:font-style="normal" fo:text-shadow="none" style:text-underline-style="none" fo:font-weight="normal" fo:hyphenate="true"/>
    </style:style>
    <style:style style:name="P34" style:family="paragraph">
      <style:paragraph-properties fo:margin-left="0cm" fo:margin-right="0cm" fo:margin-top="1.5cm" fo:margin-bottom="1.5cm" fo:text-align="start" fo:text-indent="0cm"/>
    </style:style>
    <style:style style:name="P35" style:family="paragraph">
      <style:paragraph-properties fo:margin-left="0cm" fo:margin-right="0cm" fo:margin-top="0.6cm" fo:margin-bottom="0.6cm" fo:text-align="start" fo:text-indent="0cm"/>
    </style:style>
    <style:style style:name="P36" style:family="paragraph">
      <style:paragraph-properties fo:margin-left="0cm" fo:margin-right="0cm" fo:margin-top="2.4cm" fo:margin-bottom="2.4cm" fo:text-align="start" fo:text-indent="0cm"/>
    </style:style>
    <style:style style:name="P37" style:family="paragraph">
      <style:paragraph-properties text:enable-numbering="true" fo:margin-left="1.2cm" fo:margin-right="0cm" fo:margin-top="0.7cm" fo:margin-bottom="0.7cm" fo:text-align="start" fo:text-indent="-0.9cm"/>
      <style:text-properties fo:color="#e6e6ff" style:text-outline="false" style:text-line-through-style="none" fo:font-family="Thorndale" style:font-family-generic="roman" style:font-pitch="variable" fo:font-size="35pt" fo:font-style="normal" fo:text-shadow="none" style:text-underline-style="none" fo:font-weight="normal" fo:hyphenate="true"/>
    </style:style>
    <style:style style:name="P38" style:family="paragraph">
      <style:paragraph-properties fo:margin-left="0cm" fo:margin-right="0cm" fo:text-align="center" fo:text-indent="0cm"/>
      <style:text-properties fo:color="#ffffcc" fo:font-family="'Times New Roman'" style:font-family-generic="roman" style:font-pitch="variable" fo:font-size="60pt" fo:font-weight="bold"/>
    </style:style>
    <style:style style:name="P39" style:family="paragraph">
      <style:paragraph-properties text:enable-numbering="true" fo:margin-left="1.2cm" fo:margin-right="0cm" fo:margin-top="1.7cm" fo:margin-bottom="1.7cm" fo:text-align="start" fo:text-indent="-0.9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40" style:family="paragraph">
      <style:paragraph-properties fo:margin-left="0cm" fo:margin-right="0cm" fo:margin-top="0.4cm" fo:margin-bottom="0.4cm" fo:text-align="start" fo:text-indent="0cm"/>
    </style:style>
    <style:style style:name="P41" style:family="paragraph">
      <style:paragraph-properties fo:margin-left="1.2cm" fo:margin-right="0cm" fo:margin-top="0.4cm" fo:margin-bottom="0.4cm" fo:text-align="start" fo:text-indent="-0.9cm"/>
    </style:style>
    <style:style style:name="P42" style:family="paragraph">
      <style:paragraph-properties text:enable-numbering="true" fo:margin-left="1.2cm" fo:margin-right="0cm" fo:margin-top="1cm" fo:margin-bottom="1cm" fo:text-align="justify" fo:text-indent="-0.9cm"/>
      <style:text-properties fo:color="#e6e6ff" style:text-outline="false" style:text-line-through-style="none" fo:font-family="Thorndale" style:font-family-generic="roman" style:font-pitch="variable" fo:font-size="28pt" fo:font-style="normal" fo:text-shadow="none" style:text-underline-style="none" fo:font-weight="normal" fo:hyphenate="true"/>
    </style:style>
    <style:style style:name="T1" style:family="text">
      <style:text-properties fo:color="#ffffcc" fo:font-size="65pt" fo:font-weight="bold"/>
    </style:style>
    <style:style style:name="T2" style:family="text">
      <style:text-properties fo:color="#ffffcc" fo:font-size="60pt" fo:font-weight="bold"/>
    </style:style>
    <style:style style:name="T3" style:family="text">
      <style:text-properties fo:color="#e6e6ff" fo:font-size="48pt"/>
    </style:style>
    <style:style style:name="T4" style:family="text">
      <style:text-properties fo:font-size="60pt"/>
    </style:style>
    <style:style style:name="T5" style:family="text">
      <style:text-properties fo:color="#00ffff" fo:font-size="32pt"/>
    </style:style>
    <style:style style:name="T6" style:family="text">
      <style:text-properties fo:color="#ffffcc" style:text-outline="false" style:text-line-through-style="none" fo:font-family="'Times New Roman'" style:font-family-generic="roman" style:font-pitch="variable" fo:font-size="60pt" fo:font-style="normal" fo:text-shadow="none" style:text-underline-style="none" fo:font-weight="bold"/>
    </style:style>
    <style:style style:name="T7" style:family="text">
      <style:text-properties fo:color="#e6e6ff" style:text-outline="false" style:text-line-through-style="none" fo:font-family="Thorndale" style:font-family-generic="roman" style:font-pitch="variable" fo:font-size="32pt" fo:font-style="normal" fo:text-shadow="none" style:text-underline-style="none" fo:font-weight="normal"/>
    </style:style>
    <style:style style:name="T8" style:family="text">
      <style:text-properties fo:color="#ffffcc" style:text-outline="false" style:text-line-through-style="none" fo:font-family="'Times New Roman'" style:font-family-generic="roman" style:font-pitch="variable" fo:font-size="48pt" fo:font-style="normal" fo:text-shadow="none" style:text-underline-style="none" fo:font-weight="bold"/>
    </style:style>
    <style:style style:name="T9" style:family="text">
      <style:text-properties fo:color="#e6e6ff" style:text-outline="false" style:text-line-through-style="none" fo:font-family="'Times New Roman'" style:font-family-generic="roman" style:font-pitch="variable" fo:font-size="36pt" fo:font-style="normal" fo:text-shadow="none" style:text-underline-style="none" fo:font-weight="normal"/>
    </style:style>
    <style:style style:name="T10" style:family="text">
      <style:text-properties fo:color="#e6e6ff" style:text-outline="false" style:text-line-through-style="none" fo:font-family="'Times New Roman'" style:font-family-generic="roman" style:font-pitch="variable" fo:font-size="35pt" fo:font-style="normal" fo:text-shadow="none" style:text-underline-style="none" fo:font-weight="normal"/>
    </style:style>
    <style:style style:name="T11" style:family="text">
      <style:text-properties fo:color="#e6e6ff" style:text-outline="false" style:text-line-through-style="none" fo:font-family="'Times New Roman'" style:font-family-generic="roman" style:font-pitch="variable" fo:font-size="34pt" fo:font-style="normal" fo:text-shadow="none" style:text-underline-style="none" fo:font-weight="normal"/>
    </style:style>
    <style:style style:name="T12" style:family="text">
      <style:text-properties fo:color="#ffffcc" style:text-outline="false" style:text-line-through-style="none" fo:font-family="'Times New Roman'" style:font-family-generic="roman" style:font-pitch="variable" fo:font-size="50pt" fo:font-style="normal" fo:text-shadow="none" style:text-underline-style="none" fo:font-weight="bold"/>
    </style:style>
    <style:style style:name="T13" style:family="text">
      <style:text-properties fo:color="#e6e6ff" style:text-outline="false" style:text-line-through-style="none" fo:font-family="'Times New Roman'" style:font-family-generic="roman" style:font-pitch="variable" fo:font-size="28pt" fo:font-style="normal" fo:text-shadow="none" style:text-underline-style="none" fo:font-weight="normal"/>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draw:frame presentation:style-name="pr1" draw:text-style-name="P2" draw:layer="layout" svg:width="27.376cm" svg:height="15.94cm" svg:x="0.4cm" svg:y="1.85cm" presentation:class="subtitle" presentation:user-transformed="true">
          <draw:text-box draw:corner-radius="10.956cm">
            <text:p text:style-name="P1"><text:span text:style-name="T1">Özgür Yazılım Lisansları</text:span></text:p>
            <text:p text:style-name="P1"><text:span text:style-name="T2"/></text:p>
            <text:p text:style-name="P1"><text:span text:style-name="T3">Doruk Fişek</text:span></text:p>
            <text:p text:style-name="P1"><text:span text:style-name="T3">(dfisek@fisek.com.tr)</text:span></text:p>
            <text:p text:style-name="P1"><text:span text:style-name="T4"/></text:p>
            <text:p text:style-name="P1"><text:span text:style-name="T5">http://seminer.linux.org.tr/seminer-notlari/lisanslar/</text:span></text:p>
          </draw:text-box>
        </draw:frame>
        <presentation:notes draw:style-name="dp2">
          <draw:page-thumbnail draw:style-name="gr1" draw:layer="layout" svg:width="13.705cm" svg:height="10.279cm" svg:x="3.647cm" svg:y="2.853cm" draw:page-number="1"/>
          <draw:frame presentation:style-name="pr2"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1T0">
        <draw:frame presentation:style-name="pr3" draw:text-style-name="P5" draw:layer="layout" svg:width="23.911cm" svg:height="3.507cm" svg:x="2.058cm" svg:y="0.784cm" presentation:class="title" presentation:user-transformed="true">
          <draw:text-box>
            <text:p text:style-name="P4"><text:span text:style-name="T6">Başlarken</text:span></text:p>
          </draw:text-box>
        </draw:frame>
        <draw:frame presentation:style-name="pr4" draw:text-style-name="P7" draw:layer="layout" svg:width="23.548cm" svg:height="10.919cm" svg:x="2.781cm" svg:y="5.526cm" presentation:class="outline" presentation:user-transformed="true">
          <draw:text-box draw:corner-radius="0.024cm">
            <text:list text:style-name="L3">
              <text:list-item>
                <text:p text:style-name="P6"><text:span text:style-name="T7"><text:s/></text:span><text:span text:style-name="T7">Yazılım lisansı, yazılımı geliştiren kişi/kurum ile yazılımın kullanıcıları arasında yapılan bir sözleşme.</text:span></text:p>
              </text:list-item>
              <text:list-item>
                <text:p text:style-name="P6"><text:span text:style-name="T7"><text:s/></text:span><text:span text:style-name="T7">Lisanslı / lisanssız yazılım?</text:span></text:p>
              </text:list-item>
              <text:list-item>
                <text:p text:style-name="P6"><text:span text:style-name="T7"><text:s/></text:span><text:span text:style-name="T7">Özgür yazılımların lisansı olur mu?</text:span></text:p>
              </text:list-item>
            </text:list>
          </draw:text-box>
        </draw:frame>
        <presentation:notes draw:style-name="dp2">
          <draw:page-thumbnail draw:style-name="gr1" draw:layer="layout" svg:width="13.705cm" svg:height="10.279cm" svg:x="3.647cm" svg:y="2.853cm" draw:page-number="2"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3" draw:style-name="dp1" draw:master-page-name="lyt-darkblue" presentation:presentation-page-layout-name="AL1T0">
        <draw:frame presentation:style-name="pr6" draw:text-style-name="P8" draw:layer="layout" svg:width="24.276cm" svg:height="3.751cm" svg:x="1.489cm" svg:y="0.662cm" presentation:class="title" presentation:user-transformed="true">
          <draw:text-box>
            <text:p text:style-name="P4"><text:span text:style-name="T8">Özgür Yazılım Lisansları</text:span></text:p>
          </draw:text-box>
        </draw:frame>
        <draw:frame presentation:style-name="pr7" draw:text-style-name="P10" draw:layer="layout" svg:width="25.97cm" svg:height="9.421cm" svg:x="0.761cm" svg:y="6.326cm" presentation:class="outline" presentation:user-transformed="true">
          <draw:text-box draw:corner-radius="0.024cm">
            <text:list text:style-name="L3">
              <text:list-item>
                <text:p text:style-name="P9"><text:span text:style-name="T9"><text:s/></text:span><text:span text:style-name="T9">Özgür yazılımların tek çeşit lisansı yok</text:span></text:p>
              </text:list-item>
              <text:list-item>
                <text:p text:style-name="P9"><text:span text:style-name="T9"><text:s/></text:span><text:span text:style-name="T9">Farklı kullanımlara özelleşmiş çeşitli lisanslar var</text:span></text:p>
              </text:list-item>
              <text:list-item>
                <text:p text:style-name="P9"><text:span text:style-name="T9"><text:s/></text:span><text:span text:style-name="T9">Çoğu lisans aslında birbirinin çok benzer</text:span></text:p>
              </text:list-item>
            </text:list>
          </draw:text-box>
        </draw:frame>
        <presentation:notes draw:style-name="dp2">
          <draw:page-thumbnail draw:style-name="gr1" draw:layer="layout" svg:width="13.705cm" svg:height="10.279cm" svg:x="3.647cm" svg:y="2.853cm" draw:page-number="3"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4" draw:style-name="dp1" draw:master-page-name="lyt-darkblue" presentation:presentation-page-layout-name="AL1T0">
        <draw:frame presentation:style-name="pr6" draw:text-style-name="P8" draw:layer="layout" svg:width="24.276cm" svg:height="3.751cm" svg:x="1.489cm" svg:y="0.662cm" presentation:class="title" presentation:user-transformed="true">
          <draw:text-box>
            <text:p text:style-name="P4"><text:span text:style-name="T8">Başlıca Lisanslar :</text:span></text:p>
          </draw:text-box>
        </draw:frame>
        <draw:frame presentation:style-name="pr8" draw:text-style-name="P12" draw:layer="layout" svg:width="25.97cm" svg:height="12.031cm" svg:x="1.261cm" svg:y="5.326cm" presentation:class="outline" presentation:user-transformed="true">
          <draw:text-box draw:corner-radius="0.024cm">
            <text:list text:style-name="L3">
              <text:list-item>
                <text:p text:style-name="P11"><text:span text:style-name="T9">GPL - General Public License</text:span></text:p>
              </text:list-item>
              <text:list-item>
                <text:p text:style-name="P11"><text:span text:style-name="T9"><text:s/></text:span><text:span text:style-name="T9">LGPL - Lesser General Public License</text:span></text:p>
              </text:list-item>
              <text:list-item>
                <text:p text:style-name="P11"><text:span text:style-name="T9"><text:s/></text:span><text:span text:style-name="T9">BSD - Berkeley Software Distribution</text:span></text:p>
              </text:list-item>
              <text:list-item>
                <text:p text:style-name="P11"><text:span text:style-name="T9">CDDL - Common Development and Distribution License</text:span></text:p>
              </text:list-item>
              <text:list-item>
                <text:p text:style-name="P11"><text:span text:style-name="T9"><text:s/></text:span><text:span text:style-name="T9">Apache Lisansı</text:span></text:p>
              </text:list-item>
            </text:list>
          </draw:text-box>
        </draw:frame>
        <presentation:notes draw:style-name="dp2">
          <draw:page-thumbnail draw:style-name="gr1" draw:layer="layout" svg:width="13.705cm" svg:height="10.279cm" svg:x="3.647cm" svg:y="2.853cm" draw:page-number="4"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5" draw:style-name="dp1" draw:master-page-name="lyt-darkblue" presentation:presentation-page-layout-name="AL1T0">
        <draw:frame presentation:style-name="pr9" draw:text-style-name="P13" draw:layer="layout" svg:width="24.276cm" svg:height="2.584cm" svg:x="1.489cm" svg:y="0.062cm" presentation:class="title" presentation:user-transformed="true">
          <draw:text-box>
            <text:p text:style-name="P4"><text:span text:style-name="T8">GPL</text:span></text:p>
          </draw:text-box>
        </draw:frame>
        <draw:frame presentation:style-name="pr10" draw:text-style-name="P12" draw:layer="layout" svg:width="25.97cm" svg:height="17.646cm" svg:x="0.761cm" svg:y="2.026cm" presentation:class="outline" presentation:user-transformed="true">
          <draw:text-box draw:corner-radius="0.024cm">
            <text:list text:style-name="L3">
              <text:list-item>
                <text:p text:style-name="P14"><text:span text:style-name="T9"><text:s/></text:span><text:span text:style-name="T9">Genel Kamu Lisansı</text:span></text:p>
              </text:list-item>
              <text:list-item>
                <text:p text:style-name="P14"><text:span text:style-name="T9">Özgür yazılımların %66'sı tarafından tercih ediliyor.</text:span></text:p>
              </text:list-item>
              <text:list-item>
                <text:p text:style-name="P14"><text:span text:style-name="T9">Yazılımın özgür olmasının yanı sıra, özgürlüğünü sürdürmesini de garanti altına alır.</text:span></text:p>
              </text:list-item>
              <text:list-item>
                <text:p text:style-name="P14"><text:span text:style-name="T9">Toplumdan alıyorsan, topluma geri ver mantığı.</text:span></text:p>
              </text:list-item>
              <text:list-item>
                <text:p text:style-name="P14"><text:span text:style-name="T9">Free Software Foundation tarafından hakları korunuyor.</text:span></text:p>
              </text:list-item>
              <text:list-item>
                <text:p text:style-name="P14"><text:span text:style-name="T9">Linux, GCC, QT, IPTables, MySQL, ...</text:span></text:p>
              </text:list-item>
            </text:list>
          </draw:text-box>
        </draw:frame>
        <presentation:notes draw:style-name="dp2">
          <draw:page-thumbnail draw:style-name="gr1" draw:layer="layout" svg:width="13.705cm" svg:height="10.279cm" svg:x="3.647cm" svg:y="2.853cm" draw:page-number="5"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6" draw:style-name="dp1" draw:master-page-name="lyt-darkblue" presentation:presentation-page-layout-name="AL1T0">
        <draw:frame presentation:style-name="pr11" draw:text-style-name="P15" draw:layer="layout" svg:width="24.276cm" svg:height="2.901cm" svg:x="1.489cm" svg:y="0.384cm" presentation:class="title" presentation:user-transformed="true">
          <draw:text-box>
            <text:p text:style-name="P4"><text:span text:style-name="T6">LGPL</text:span></text:p>
          </draw:text-box>
        </draw:frame>
        <draw:frame presentation:style-name="pr12" draw:text-style-name="P17" draw:layer="layout" svg:width="23.548cm" svg:height="10.841cm" svg:x="1.881cm" svg:y="4.426cm" presentation:class="outline" presentation:user-transformed="true">
          <draw:text-box draw:corner-radius="0.024cm">
            <text:list text:style-name="L3">
              <text:list-item>
                <text:p text:style-name="P16"><text:span text:style-name="T10">Kısıtlı Genel Kamu Lisansı</text:span></text:p>
              </text:list-item>
              <text:list-item>
                <text:p text:style-name="P16"><text:span text:style-name="T10">GPL'den farklı olarak, yazılımın özgür olmayan yazılımlar tarafından da kullanılabilmesine olanak tanıyor.</text:span></text:p>
              </text:list-item>
              <text:list-item>
                <text:p text:style-name="P16"><text:span text:style-name="T10">GTK, <text:s/>Wine, <text:s/>OpenOffice.org, ...</text:span></text:p>
              </text:list-item>
            </text:list>
          </draw:text-box>
        </draw:frame>
        <presentation:notes draw:style-name="dp2">
          <draw:page-thumbnail draw:style-name="gr1" draw:layer="layout" svg:width="13.705cm" svg:height="10.279cm" svg:x="3.647cm" svg:y="2.853cm" draw:page-number="6"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7" draw:style-name="dp1" draw:master-page-name="lyt-darkblue" presentation:presentation-page-layout-name="AL1T0">
        <draw:frame presentation:style-name="pr3" draw:text-style-name="P5" draw:layer="layout" svg:width="24.276cm" svg:height="3.507cm" svg:x="1.489cm" svg:y="0.384cm" presentation:class="title" presentation:user-transformed="true">
          <draw:text-box>
            <text:p text:style-name="P4"><text:span text:style-name="T6">BSD Lisansı</text:span></text:p>
          </draw:text-box>
        </draw:frame>
        <draw:frame presentation:style-name="pr13" draw:text-style-name="P20" draw:layer="layout" svg:width="26.088cm" svg:height="15.359cm" svg:x="0.741cm" svg:y="3.626cm" presentation:class="outline" presentation:user-transformed="true">
          <draw:text-box draw:corner-radius="0.024cm">
            <text:list text:style-name="L3">
              <text:list-item>
                <text:p text:style-name="P18"><text:span text:style-name="T9">Hangi bölümlerde hangi yazılımlar kullanılmalı?</text:span></text:p>
              </text:list-item>
              <text:list-item>
                <text:p text:style-name="P18"><text:span text:style-name="T9">Hangi bölümlerde hangi donanımlar bulunmalı?</text:span></text:p>
              </text:list-item>
              <text:list-item>
                <text:p text:style-name="P18"><text:span text:style-name="T9">Kullanılması gereken yazılım/donanımların dışında yer alan olası yazılım/donanımlar nasıl bir yöntem izlenmelidir?</text:span></text:p>
              </text:list-item>
            </text:list>
            <text:p text:style-name="P19"><text:span text:style-name="T9">Politikası belirlenmemiş bir kurumda geçiş sırasında kullanıcılarla sorun yaşama ve başarısız olma riski yüksektir.</text:span></text:p>
          </draw:text-box>
        </draw:frame>
        <presentation:notes draw:style-name="dp2">
          <draw:page-thumbnail draw:style-name="gr1" draw:layer="layout" svg:width="13.705cm" svg:height="10.279cm" svg:x="3.647cm" svg:y="2.853cm" draw:page-number="7"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8" draw:style-name="dp1" draw:master-page-name="lyt-darkblue" presentation:presentation-page-layout-name="AL1T0">
        <draw:frame presentation:style-name="pr3" draw:text-style-name="P5" draw:layer="layout" svg:width="24.276cm" svg:height="3.507cm" svg:x="1.489cm" svg:y="0.384cm" presentation:class="title" presentation:user-transformed="true">
          <draw:text-box>
            <text:p text:style-name="P4"><text:span text:style-name="T6">CDDL</text:span></text:p>
          </draw:text-box>
        </draw:frame>
        <draw:frame presentation:style-name="pr14" draw:text-style-name="P22" draw:layer="layout" svg:width="26.974cm" svg:height="12.977cm" svg:x="0.726cm" svg:y="4.626cm" presentation:class="outline" presentation:user-transformed="true">
          <draw:text-box draw:corner-radius="0.024cm">
            <text:list text:style-name="L3">
              <text:list-item>
                <text:p text:style-name="P21"><text:span text:style-name="T11">Sun Microsystems'ın MPL'den (Mozilla Kamu Lisansı) türettiğin son nesil bir lisans.</text:span></text:p>
              </text:list-item>
              <text:list-item>
                <text:p text:style-name="P21"><text:span text:style-name="T11">Solaris'in açık kaynak kodlu olarak yayınlanması için kullanılıyor.</text:span></text:p>
              </text:list-item>
              <text:list-item>
                <text:p text:style-name="P21"><text:span text:style-name="T11">MPL türevi lisansların çoğunda olduğu gibi, kodlar diğer lisanslarla uyumlu kullanılamıyor.</text:span></text:p>
              </text:list-item>
            </text:list>
          </draw:text-box>
        </draw:frame>
        <presentation:notes draw:style-name="dp2">
          <draw:page-thumbnail draw:style-name="gr1" draw:layer="layout" svg:width="13.705cm" svg:height="10.279cm" svg:x="3.647cm" svg:y="2.853cm" draw:page-number="8"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9" draw:style-name="dp1" draw:master-page-name="lyt-darkblue" presentation:presentation-page-layout-name="AL1T0">
        <draw:frame presentation:style-name="pr15" draw:text-style-name="P23" draw:layer="layout" svg:width="24.276cm" svg:height="3.913cm" svg:x="1.489cm" svg:y="0.181cm" presentation:class="title" presentation:user-transformed="true">
          <draw:text-box>
            <text:p text:style-name="P4"><text:span text:style-name="T12">Apache Lisansı</text:span></text:p>
          </draw:text-box>
        </draw:frame>
        <draw:frame presentation:style-name="pr16" draw:text-style-name="P24" draw:layer="layout" svg:width="23.548cm" svg:height="11.866cm" svg:x="1.881cm" svg:y="4.826cm" presentation:class="outline" presentation:user-transformed="true">
          <draw:text-box draw:corner-radius="0.024cm">
            <text:list text:style-name="L3">
              <text:list-item>
                <text:p text:style-name="P16"><text:span text:style-name="T9">Apache Vakfı tarafından geliştirilen projelerde kullanılıyor.</text:span></text:p>
              </text:list-item>
              <text:list-item>
                <text:p text:style-name="P16"><text:span text:style-name="T9">GPL'e ek olarak, patentlere yönelik belirli kısıtlamalar içeriyor.</text:span></text:p>
              </text:list-item>
              <text:list-item>
                <text:p text:style-name="P16"><text:span text:style-name="T9">Apache, Spamassassin, Tomcat, ...</text:span></text:p>
              </text:list-item>
            </text:list>
          </draw:text-box>
        </draw:frame>
        <presentation:notes draw:style-name="dp2">
          <draw:page-thumbnail draw:style-name="gr1" draw:layer="layout" svg:width="13.705cm" svg:height="10.279cm" svg:x="3.647cm" svg:y="2.853cm" draw:page-number="9"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0" draw:style-name="dp1" draw:master-page-name="lyt-darkblue" presentation:presentation-page-layout-name="AL1T0">
        <draw:frame presentation:style-name="pr3" draw:text-style-name="P23" draw:layer="layout" svg:width="24.276cm" svg:height="3.507cm" svg:x="1.489cm" svg:y="0.384cm" presentation:class="title" presentation:user-transformed="true">
          <draw:text-box>
            <text:p text:style-name="P4"><text:span text:style-name="T12">Çifte Lisanslama</text:span></text:p>
          </draw:text-box>
        </draw:frame>
        <draw:frame presentation:style-name="pr17" draw:text-style-name="P26" draw:layer="layout" svg:width="23.548cm" svg:height="15.401cm" svg:x="1.881cm" svg:y="3.626cm" presentation:class="outline" presentation:user-transformed="true">
          <draw:text-box draw:corner-radius="0.024cm">
            <text:list text:style-name="L3">
              <text:list-item>
                <text:p text:style-name="P25"><text:span text:style-name="T11">Yazılımı geliştirenler tarafından yazılımın iki (ya da daha fazla) farklı lisans altında dağıtılması.</text:span></text:p>
              </text:list-item>
              <text:list-item>
                <text:p text:style-name="P25"><text:span text:style-name="T11">Yazılım geliştiricilerine farklı hedef kitlelerine yönelik olarak yazılım yayınlamalarına olanak tanıyor</text:span></text:p>
              </text:list-item>
              <text:list-item>
                <text:p text:style-name="P25"><text:span text:style-name="T11">Cathedral “in the” Bazaar yaklaşımı</text:span></text:p>
              </text:list-item>
              <text:list-item>
                <text:p text:style-name="P25"><text:span text:style-name="T11">MySQL, QT, ...</text:span></text:p>
              </text:list-item>
            </text:list>
          </draw:text-box>
        </draw:frame>
        <presentation:notes draw:style-name="dp2">
          <draw:page-thumbnail draw:style-name="gr1" draw:layer="layout" svg:width="13.705cm" svg:height="10.279cm" svg:x="3.647cm" svg:y="2.853cm" draw:page-number="10"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1" draw:style-name="dp1" draw:master-page-name="lyt-darkblue" presentation:presentation-page-layout-name="AL1T0">
        <draw:frame presentation:style-name="pr3" draw:text-style-name="P5" draw:layer="layout" svg:width="24.276cm" svg:height="4.691cm" svg:x="1.489cm" svg:y="0.292cm" presentation:class="title" presentation:user-transformed="true">
          <draw:text-box>
            <text:p text:style-name="P4"><text:span text:style-name="T6">Yazılım Dışı / İlişkili Özgür Lisansları</text:span></text:p>
          </draw:text-box>
        </draw:frame>
        <draw:frame presentation:style-name="pr18" draw:text-style-name="P28" draw:layer="layout" svg:width="23.548cm" svg:height="7.813cm" svg:x="1.881cm" svg:y="7.226cm" presentation:class="outline" presentation:user-transformed="true">
          <draw:text-box draw:corner-radius="0.024cm">
            <text:list text:style-name="L3">
              <text:list-item>
                <text:p text:style-name="P27"><text:span text:style-name="T9"><text:s/></text:span><text:span text:style-name="T9">GFDL : GNU Free Documentation License (Wikipedia, ...)</text:span></text:p>
              </text:list-item>
              <text:list-item>
                <text:p text:style-name="P27"><text:span text:style-name="T9"><text:s/></text:span><text:span text:style-name="T9">Creative Commons (Gentoo belgeleri, ...)</text:span></text:p>
              </text:list-item>
            </text:list>
          </draw:text-box>
        </draw:frame>
        <presentation:notes draw:style-name="dp2">
          <draw:page-thumbnail draw:style-name="gr1" draw:layer="layout" svg:width="13.705cm" svg:height="10.279cm" svg:x="3.647cm" svg:y="2.853cm" draw:page-number="11"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2" draw:style-name="dp1" draw:master-page-name="lyt-darkblue" presentation:presentation-page-layout-name="AL1T0">
        <draw:frame presentation:style-name="pr19" draw:text-style-name="P5" draw:layer="layout" svg:width="24.276cm" svg:height="4.691cm" svg:x="1.489cm" svg:y="0.392cm" presentation:class="title" presentation:user-transformed="true">
          <draw:text-box>
            <text:p text:style-name="P4"><text:span text:style-name="T6">Free Software Foundation (FSF)</text:span></text:p>
          </draw:text-box>
        </draw:frame>
        <draw:frame presentation:style-name="pr20" draw:text-style-name="P28" draw:layer="layout" svg:width="24.435cm" svg:height="13.341cm" svg:x="1.881cm" svg:y="5.826cm" presentation:class="outline" presentation:user-transformed="true">
          <draw:text-box draw:corner-radius="0.024cm">
            <text:list text:style-name="L3">
              <text:list-item>
                <text:p text:style-name="P29"><text:span text:style-name="T9">1984'te başlayan GNU Projesi'nin yasal çatısı konumunda.</text:span></text:p>
              </text:list-item>
              <text:list-item>
                <text:p text:style-name="P29"><text:span text:style-name="T9">Özgür yazılım tanımı çerçevesinde çalışmalar yapıyor.</text:span></text:p>
              </text:list-item>
              <text:list-item>
                <text:p text:style-name="P29"><text:span text:style-name="T9">Yüzlerce desteklediği özgür yazılım projesi var.</text:span></text:p>
              </text:list-item>
              <text:list-item>
                <text:p text:style-name="P29"><text:span text:style-name="T9">Amerika, Avrupa ve Hindistan ofisleri var. Güney Amerika ofisi için çalışmalar sürüyor.</text:span></text:p>
              </text:list-item>
            </text:list>
          </draw:text-box>
        </draw:frame>
        <presentation:notes draw:style-name="dp2">
          <draw:page-thumbnail draw:style-name="gr1" draw:layer="layout" svg:width="13.705cm" svg:height="10.279cm" svg:x="3.647cm" svg:y="2.853cm" draw:page-number="12"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3" draw:style-name="dp1" draw:master-page-name="lyt-darkblue" presentation:presentation-page-layout-name="AL1T0">
        <draw:frame presentation:style-name="pr3" draw:text-style-name="P5" draw:layer="layout" svg:width="24.276cm" svg:height="4.691cm" svg:x="1.489cm" svg:y="0.392cm" presentation:class="title" presentation:user-transformed="true">
          <draw:text-box>
            <text:p text:style-name="P4"><text:span text:style-name="T6">Open Source Initiative (OSI)</text:span></text:p>
          </draw:text-box>
        </draw:frame>
        <draw:frame presentation:style-name="pr21" draw:text-style-name="P30" draw:layer="layout" svg:width="25.404cm" svg:height="12.596cm" svg:x="1.681cm" svg:y="6.226cm" presentation:class="outline" presentation:user-transformed="true">
          <draw:text-box draw:corner-radius="0.024cm">
            <text:list text:style-name="L3">
              <text:list-item>
                <text:p text:style-name="P9"><text:span text:style-name="T9">Açık kaynak kod tanımı etrafında bir araya gelmiş, kar amacı gütmeyen bir kurum.</text:span></text:p>
              </text:list-item>
              <text:list-item>
                <text:p text:style-name="P9"><text:span text:style-name="T9">En ünlü olduğu çalışması, açık kaynak kodlu lisansları sertifikalandırması.</text:span></text:p>
              </text:list-item>
              <text:list-item>
                <text:p text:style-name="P9"><text:span text:style-name="T9">50+ lisans OSI tarafından onaylanmış durumda.</text:span></text:p>
              </text:list-item>
            </text:list>
          </draw:text-box>
        </draw:frame>
        <presentation:notes draw:style-name="dp2">
          <draw:page-thumbnail draw:style-name="gr1" draw:layer="layout" svg:width="13.705cm" svg:height="10.279cm" svg:x="3.647cm" svg:y="2.853cm" draw:page-number="13"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4" draw:style-name="dp1" draw:master-page-name="lyt-darkblue" presentation:presentation-page-layout-name="AL1T0">
        <draw:frame presentation:style-name="pr3" draw:text-style-name="P5" draw:layer="layout" svg:width="24.276cm" svg:height="4.691cm" svg:x="1.489cm" svg:y="0.292cm" presentation:class="title" presentation:user-transformed="true">
          <draw:text-box>
            <text:p text:style-name="P4"><text:span text:style-name="T6">Bir lisansın ne işe yaradığını nasıl anlarız?</text:span></text:p>
          </draw:text-box>
        </draw:frame>
        <draw:frame presentation:style-name="pr22" draw:text-style-name="P32" draw:layer="layout" svg:width="25.404cm" svg:height="12.001cm" svg:x="1.681cm" svg:y="6.726cm" presentation:class="outline" presentation:user-transformed="true">
          <draw:text-box draw:corner-radius="0.024cm">
            <text:list text:style-name="L3">
              <text:list-item>
                <text:p text:style-name="P31"><text:span text:style-name="T9">GNU GPL uyumlu lisans</text:span></text:p>
              </text:list-item>
              <text:list-item>
                <text:p text:style-name="P31"><text:span text:style-name="T9">OSI onaylı lisans </text:span></text:p>
              </text:list-item>
              <text:list-item>
                <text:p text:style-name="P31"><text:span text:style-name="T9">GNU'nun web sitesinde sürekli güncellenen lisans bölümü :</text:span></text:p>
              </text:list-item>
              <text:list-item>
                <text:p text:style-name="P31"><text:span text:style-name="T9">http://www.gnu.org/licenses/license-list.html</text:span></text:p>
              </text:list-item>
            </text:list>
          </draw:text-box>
        </draw:frame>
        <presentation:notes draw:style-name="dp2">
          <draw:page-thumbnail draw:style-name="gr1" draw:layer="layout" svg:width="13.705cm" svg:height="10.279cm" svg:x="3.647cm" svg:y="2.853cm" draw:page-number="14"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5" draw:style-name="dp1" draw:master-page-name="lyt-darkblue" presentation:presentation-page-layout-name="AL1T0">
        <draw:frame presentation:style-name="pr3" draw:text-style-name="P5" draw:layer="layout" svg:width="24.276cm" svg:height="3.507cm" svg:x="1.489cm" svg:y="0.384cm" presentation:class="title" presentation:user-transformed="true">
          <draw:text-box>
            <text:p text:style-name="P4"><text:span text:style-name="T6">GPL 3 ?</text:span></text:p>
          </draw:text-box>
        </draw:frame>
        <draw:frame presentation:style-name="pr23" draw:text-style-name="P33" draw:layer="layout" svg:width="27.042cm" svg:height="10.273cm" svg:x="0.45cm" svg:y="5.926cm" presentation:class="outline" presentation:user-transformed="true">
          <draw:text-box draw:corner-radius="0.024cm">
            <text:list text:style-name="L3">
              <text:list-item>
                <text:p text:style-name="P25"><text:span text:style-name="T10">14 yıl sonra Genel Kamu Lisansı tekrar yenileniyor.</text:span></text:p>
              </text:list-item>
              <text:list-item>
                <text:p text:style-name="P25"><text:span text:style-name="T10">Henüz taslağı hazırlanıyor.</text:span></text:p>
              </text:list-item>
              <text:list-item>
                <text:p text:style-name="P25"><text:span text:style-name="T10">Yazılım patentleri, vs ile ilgili daha güncel konuları da ele alması bekleniyor.</text:span></text:p>
              </text:list-item>
            </text:list>
          </draw:text-box>
        </draw:frame>
        <presentation:notes draw:style-name="dp2">
          <draw:page-thumbnail draw:style-name="gr1" draw:layer="layout" svg:width="13.705cm" svg:height="10.279cm" svg:x="3.647cm" svg:y="2.853cm" draw:page-number="15"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6" draw:style-name="dp1" draw:master-page-name="lyt-darkblue" presentation:presentation-page-layout-name="AL1T0">
        <draw:frame presentation:style-name="pr3" draw:text-style-name="P5" draw:layer="layout" svg:width="24.276cm" svg:height="3.507cm" svg:x="1.489cm" svg:y="0.984cm" presentation:class="title" presentation:user-transformed="true">
          <draw:text-box>
            <text:p text:style-name="P4"><text:span text:style-name="T6">Çok Fazla Lisans Var!</text:span></text:p>
          </draw:text-box>
        </draw:frame>
        <draw:frame presentation:style-name="pr24" draw:text-style-name="P28" draw:layer="layout" svg:width="24.435cm" svg:height="12.741cm" svg:x="1.881cm" svg:y="5.626cm" presentation:class="outline" presentation:user-transformed="true">
          <draw:text-box draw:corner-radius="0.024cm">
            <text:list text:style-name="L3">
              <text:list-item>
                <text:p text:style-name="P34"><text:span text:style-name="T9">Geliştiricilerin kafası karışıyor</text:span></text:p>
              </text:list-item>
              <text:list-item>
                <text:p text:style-name="P34"><text:span text:style-name="T9">Kullanıcıların kafası karışıyor</text:span></text:p>
              </text:list-item>
              <text:list-item>
                <text:p text:style-name="P34"><text:span text:style-name="T9">Hukuksal zeminde güçlenmesi zorlaşıyor</text:span></text:p>
              </text:list-item>
              <text:list-item>
                <text:p text:style-name="P34"><text:span text:style-name="T9">Lisans uyumsuzlukları oluşuyor</text:span></text:p>
              </text:list-item>
            </text:list>
          </draw:text-box>
        </draw:frame>
        <presentation:notes draw:style-name="dp2">
          <draw:page-thumbnail draw:style-name="gr1" draw:layer="layout" svg:width="13.705cm" svg:height="10.279cm" svg:x="3.647cm" svg:y="2.853cm" draw:page-number="16"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7" draw:style-name="dp1" draw:master-page-name="lyt-darkblue" presentation:presentation-page-layout-name="AL1T0">
        <draw:frame presentation:style-name="pr3" draw:text-style-name="P5" draw:layer="layout" svg:width="26.511cm" svg:height="4.691cm" svg:x="0.789cm" svg:y="-0.408cm" presentation:class="title" presentation:user-transformed="true">
          <draw:text-box>
            <text:p text:style-name="P4"><text:span text:style-name="T6">Özgür yazılım? Açık kaynak?</text:span></text:p>
          </draw:text-box>
        </draw:frame>
        <draw:frame presentation:style-name="pr25" draw:text-style-name="P28" draw:layer="layout" svg:width="24.435cm" svg:height="15.851cm" svg:x="1.881cm" svg:y="3.426cm" presentation:class="outline" presentation:user-transformed="true">
          <draw:text-box draw:corner-radius="0.024cm">
            <text:list text:style-name="L3">
              <text:list-item>
                <text:p text:style-name="P35"><text:span text:style-name="T9">Açık kaynak kodlu bir yazılım özgür olmayabilir.</text:span></text:p>
              </text:list-item>
              <text:list-item>
                <text:p text:style-name="P35"><text:span text:style-name="T9">Özgür bir yazılım açık kaynak kodludur.</text:span></text:p>
              </text:list-item>
              <text:list-item>
                <text:p text:style-name="P35"><text:span text:style-name="T9">Açık kaynak -- teknik avantajlara odaklanır. Yazılımı açık kaynak olarak geliştirmek teknik olarak daha başarılı bir model olduğu için tercih edilir.</text:span></text:p>
              </text:list-item>
              <text:list-item>
                <text:p text:style-name="P35"><text:span text:style-name="T9">Özgür yazılım -- teknik avantajların yanı sıra işin toplumsal boyutunu ve "özgürlük" kavramını da ele alır.</text:span></text:p>
              </text:list-item>
            </text:list>
          </draw:text-box>
        </draw:frame>
        <presentation:notes draw:style-name="dp2">
          <draw:page-thumbnail draw:style-name="gr1" draw:layer="layout" svg:width="13.705cm" svg:height="10.279cm" svg:x="3.647cm" svg:y="2.853cm" draw:page-number="17"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8" draw:style-name="dp1" draw:master-page-name="lyt-darkblue" presentation:presentation-page-layout-name="AL1T0">
        <draw:frame presentation:style-name="pr3" draw:text-style-name="P5" draw:layer="layout" svg:width="24.276cm" svg:height="3.507cm" svg:x="1.489cm" svg:y="0.984cm" presentation:class="title" presentation:user-transformed="true">
          <draw:text-box>
            <text:p text:style-name="P4"><text:span text:style-name="T6">Hukuksal Belirsizlik</text:span></text:p>
          </draw:text-box>
        </draw:frame>
        <draw:frame presentation:style-name="pr26" draw:text-style-name="P28" draw:layer="layout" svg:width="24.435cm" svg:height="14.636cm" svg:x="1.881cm" svg:y="5.126cm" presentation:class="outline" presentation:user-transformed="true">
          <draw:text-box draw:corner-radius="0.024cm">
            <text:list text:style-name="L3">
              <text:list-item>
                <text:p text:style-name="P36"><text:span text:style-name="T9">Yazılımlar hızla gelişirken, yasalar gereksinim oldukça oluşturuluyor -- birçok belirsiz alan</text:span></text:p>
              </text:list-item>
              <text:list-item>
                <text:p text:style-name="P36"><text:span text:style-name="T9">Yazılımlar Internet sayesinde tüm dünya çapında geliştiriliyor ve kullanılıyor.</text:span></text:p>
              </text:list-item>
              <text:list-item>
                <text:p text:style-name="P36"><text:span text:style-name="T9">Yasalar çoğunlukla yerel, uluslararası hukuk her konuda geçerli değil.</text:span></text:p>
              </text:list-item>
            </text:list>
          </draw:text-box>
        </draw:frame>
        <presentation:notes draw:style-name="dp2">
          <draw:page-thumbnail draw:style-name="gr1" draw:layer="layout" svg:width="13.705cm" svg:height="10.279cm" svg:x="3.647cm" svg:y="2.853cm" draw:page-number="18"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19" draw:style-name="dp1" draw:master-page-name="lyt-darkblue" presentation:presentation-page-layout-name="AL1T0">
        <draw:frame presentation:style-name="pr6" draw:text-style-name="P8" draw:layer="layout" svg:width="25.519cm" svg:height="3.751cm" svg:x="1.489cm" svg:y="1.062cm" presentation:class="title" presentation:user-transformed="true">
          <draw:text-box>
            <text:p text:style-name="P4"><text:span text:style-name="T8">Ülkelerde yasal farklılıklar</text:span></text:p>
          </draw:text-box>
        </draw:frame>
        <draw:frame presentation:style-name="pr27" draw:text-style-name="P37" draw:layer="layout" svg:width="27.042cm" svg:height="13.577cm" svg:x="0.45cm" svg:y="5.726cm" presentation:class="outline" presentation:user-transformed="true">
          <draw:text-box draw:corner-radius="0.024cm">
            <text:list text:style-name="L3">
              <text:list-item>
                <text:p text:style-name="P14"><text:span text:style-name="T10">Amerika'da ters mühendislik suçken, Avrupa ülkelerinde yasal</text:span></text:p>
              </text:list-item>
              <text:list-item>
                <text:p text:style-name="P14"><text:span text:style-name="T10">İsveç'te korsan verilerin kaydını (kendisini değil) tutan bir torrent sitesi yasal</text:span></text:p>
              </text:list-item>
              <text:list-item>
                <text:p text:style-name="P14"><text:span text:style-name="T10">Avrupa ülkelerinde yazılım patentleri geçerli değil</text:span></text:p>
              </text:list-item>
              <text:list-item>
                <text:p text:style-name="P14"><text:span text:style-name="T10">...</text:span></text:p>
              </text:list-item>
            </text:list>
          </draw:text-box>
        </draw:frame>
        <presentation:notes draw:style-name="dp2">
          <draw:page-thumbnail draw:style-name="gr1" draw:layer="layout" svg:width="13.705cm" svg:height="10.279cm" svg:x="3.647cm" svg:y="2.853cm" draw:page-number="19"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20" draw:style-name="dp1" draw:master-page-name="lyt-darkblue" presentation:presentation-page-layout-name="AL1T0">
        <draw:frame presentation:style-name="pr28" draw:text-style-name="P38" draw:layer="layout" svg:width="24.276cm" svg:height="2.681cm" svg:x="1.489cm" svg:y="0.984cm" presentation:class="title" presentation:user-transformed="true">
          <draw:text-box>
            <text:p text:style-name="P4"><text:span text:style-name="T6">Sık Sorulan Sorular</text:span></text:p>
          </draw:text-box>
        </draw:frame>
        <draw:frame presentation:style-name="pr29" draw:text-style-name="P39" draw:layer="layout" svg:width="24.435cm" svg:height="13.224cm" svg:x="1.881cm" svg:y="4.726cm" presentation:class="outline" presentation:user-transformed="true">
          <draw:text-box draw:corner-radius="0.024cm">
            <text:list text:style-name="L3">
              <text:list-item>
                <text:p text:style-name="P6"><text:span text:style-name="T9">Bir yazılımın lisansı değişebilir mi? Nasıl?</text:span></text:p>
              </text:list-item>
              <text:list-item>
                <text:p text:style-name="P6"><text:span text:style-name="T9">Yazılımımda hangi lisansı tercih etmeliyim?</text:span></text:p>
              </text:list-item>
              <text:list-item>
                <text:p text:style-name="P6"><text:span text:style-name="T9">Lisans ihlali olduğunda ne oluyor?</text:span></text:p>
              </text:list-item>
              <text:list-item>
                <text:p text:style-name="P6"><text:span text:style-name="T9">Özgür yazılımlar kullanarak, özgür olmayan yazılımlar üretebilir miyim?</text:span></text:p>
              </text:list-item>
            </text:list>
          </draw:text-box>
        </draw:frame>
        <presentation:notes draw:style-name="dp2">
          <draw:page-thumbnail draw:style-name="gr1" draw:layer="layout" svg:width="13.705cm" svg:height="10.279cm" svg:x="3.647cm" svg:y="2.853cm" draw:page-number="20"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draw:page draw:name="page21" draw:style-name="dp1" draw:master-page-name="lyt-darkblue" presentation:presentation-page-layout-name="AL1T0">
        <draw:frame presentation:style-name="pr28" draw:text-style-name="P38" draw:layer="layout" svg:width="24.276cm" svg:height="2.681cm" svg:x="1.489cm" svg:y="0.684cm" presentation:class="title" presentation:user-transformed="true">
          <draw:text-box>
            <text:p text:style-name="P4"><text:span text:style-name="T6">Kaynaklar</text:span></text:p>
          </draw:text-box>
        </draw:frame>
        <draw:frame presentation:style-name="pr30" draw:text-style-name="P42" draw:layer="layout" svg:width="24.435cm" svg:height="15.917cm" svg:x="1.881cm" svg:y="3.526cm" presentation:class="outline" presentation:user-transformed="true">
          <draw:text-box draw:corner-radius="0.024cm">
            <text:list text:style-name="L3">
              <text:list-item>
                <text:p text:style-name="P40"><text:span text:style-name="T13">Free Software Foundation -- Tüm Lisansları İçeren Listesi</text:span></text:p>
              </text:list-item>
            </text:list>
            <text:p text:style-name="P41"><text:span text:style-name="T13"><text:s/></text:span><text:span text:style-name="T13">http://www.gnu.org/licenses/licenses.html</text:span></text:p>
            <text:list text:continue-numbering="true" text:style-name="L3">
              <text:list-item>
                <text:p text:style-name="P40"><text:span text:style-name="T13">Open Source Initiative -- Onaylanan Lisans Listesi</text:span></text:p>
              </text:list-item>
            </text:list>
            <text:p text:style-name="P41"><text:span text:style-name="T13"><text:s/></text:span><text:span text:style-name="T13">http://opensource.org/licenses/</text:span></text:p>
            <text:list text:continue-numbering="true" text:style-name="L3">
              <text:list-item>
                <text:p text:style-name="P40"><text:span text:style-name="T13">Asia Open Source Center -- Açık Kaynak Lisans karşılaştırılması</text:span></text:p>
              </text:list-item>
            </text:list>
            <text:p text:style-name="P41"><text:span text:style-name="T13">http://www.asiaosc.org/enwiki/page/Comparison_of_Open_Source_Licenses.html</text:span></text:p>
            <text:list text:continue-numbering="true" text:style-name="L3">
              <text:list-item>
                <text:p text:style-name="P40"><text:span text:style-name="T13">MUPepe Yazılım Projesi -- Lisans Değerlendirmesi</text:span></text:p>
              </text:list-item>
            </text:list>
            <text:p text:style-name="P41"><text:span text:style-name="T13"><text:s/></text:span><text:span text:style-name="T13">http://www.soberit.hut.fi/T-76.115/01-02/palautukset/groups/MUPePe/t1/project_plan/appendix/licenses/licenses.html</text:span></text:p>
          </draw:text-box>
        </draw:frame>
        <presentation:notes draw:style-name="dp2">
          <draw:page-thumbnail draw:style-name="gr1" draw:layer="layout" svg:width="13.705cm" svg:height="10.279cm" svg:x="3.647cm" svg:y="2.853cm" draw:page-number="21" presentation:class="page"/>
          <draw:frame presentation:style-name="pr5" draw:text-style-name="P3" draw:layer="layout" svg:width="14.517cm" svg:height="11.41cm" svg:x="3.249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ist" style:family="graphic">
      <style:paragraph-properties style:text-autospace="none"/>
      <style:text-properties style:use-window-font-color="true" fo:font-family="'Times New Roman'" style:font-family-generic="roman" style:font-pitch="variable" fo:font-size="21.2000007629395pt" fo:language="en" fo:country="US" style:font-family-asian="'Lucida Sans Unicode'"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Lucida Sans Unicode'"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Lucida Sans Unicode'" style:font-pitch-asian="variable" style:font-size-asian="21.2000007629395pt" style:language-asian="zxx" style:country-asian="none" style:font-family-complex="Tahoma" style:font-size-complex="21.2000007629395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style:font-relief="embossed"/>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corner-radius="0.001cm"/>
      </draw:frame>
      <draw:rect draw:style-name="Mgr1" draw:text-style-name="MP1" draw:layer="backgroundobjects" svg:width="25.986cm" svg:height="0.268cm" svg:x="2.013cm" svg:y="19.658cm">
        <text:p/>
      </draw:rect>
      <draw:rect draw:style-name="Mgr1" draw:text-style-name="MP1" draw:layer="backgroundobjects" svg:width="22.478cm" svg:height="0.268cm" svg:x="5.521cm" svg:y="20.248cm">
        <text:p/>
      </draw:rect>
      <presentation:notes style:page-layout-name="PM0">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05-01-31T18:48:08</meta:creation-date>
    <dc:date>2005-05-19T15:20:47</dc:date>
    <dc:language>en-US</dc:language>
    <meta:editing-cycles>55</meta:editing-cycles>
    <meta:editing-duration>PT6H2M44S</meta:editing-duration>
    <meta:document-statistic meta:object-count="93"/>
    <meta:user-defined meta:name="Info 1"/>
    <meta:user-defined meta:name="Info 2"/>
    <meta:user-defined meta:name="Info 3"/>
    <meta:user-defined meta:name="Info 4"/>
  </office:meta>
</office:document-meta>
</file>